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056cm" presentation:class="title" presentation:user-transformed="true">
          <draw:text-box>
            <text:p>This is a Tes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lo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re is nothing beyond this poi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riously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 mean i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re is nothing, I swea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Not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N/A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rprise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re is still nothing. lo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3T10:34:08.032364979</meta:creation-date>
    <dc:date>2023-02-13T10:37:05.149232554</dc:date>
    <meta:editing-duration>PT2M58S</meta:editing-duration>
    <meta:editing-cycles>1</meta:editing-cycles>
    <meta:document-statistic meta:object-count="101"/>
    <meta:generator>LibreOffice/7.3.7.2$Linux_X86_64 LibreOffice_project/30$Build-2</meta:generator>
  </office:meta>
</office:document-meta>
</file>